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42cm"/>
    </style:style>
    <style:style style:name="co5" style:family="table-column">
      <style:table-column-properties fo:break-before="auto" style:column-width="6.436cm"/>
    </style:style>
    <style:style style:name="co6" style:family="table-column">
      <style:table-column-properties fo:break-before="auto" style:column-width="6.077cm"/>
    </style:style>
    <style:style style:name="co7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6.715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5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5" office:value-type="percentage" office:value="0.519">
            <text:p>51.90%</text:p>
          </table:table-cell>
          <table:table-cell/>
          <table:table-cell table:style-name="ce5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8"/>
          <table:table-cell table:style-name="ce3" table:number-columns-repeated="1022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2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:.B9])" office:value-type="float" office:value="52.64">
            <text:p>52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9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6"/>
          <table:table-cell table:style-name="ce9"/>
          <table:table-cell table:style-name="ce10" table:number-columns-repeated="1022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0] - [.B9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6:.B19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9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7"/>
          <table:table-cell table:style-name="ce10" table:number-columns-repeated="1023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20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6:.B27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table:number-columns-repeated="1023"/>
        </table:table-row>
        <table:table-row table:style-name="ro2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2:.B37])" office:value-type="float" office:value="24.84">
            <text:p>24.8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2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2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42:.B52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3]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57:.B58])" office:value-type="float" office:value="1685.24">
            <text:p>1685.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1020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1020"/>
        </table:table-row>
        <table:table-row table:style-name="ro1">
          <table:table-cell office:value-type="string">
            <text:p>PIC (Awake – HFINTOSC)</text:p>
          </table:table-cell>
          <table:table-cell table:formula="of:=[.B59]" office:value-type="float" office:value="1685.24">
            <text:p>1685.24</text:p>
          </table:table-cell>
          <table:table-cell table:number-columns-repeated="1022"/>
        </table:table-row>
        <table:table-row table:style-name="ro2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63:.B65])" office:value-type="float" office:value="4735.24">
            <text:p>47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Light Sensor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Light Sensor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Offboard VDD Bypasses – 4x 2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H-Bridge Bypasses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022"/>
        </table:table-row>
        <table:table-row table:style-name="ro1">
          <table:table-cell office:value-type="string">
            <text:p>Motor Current Sense quiescent</text:p>
          </table:table-cell>
          <table:table-cell table:number-columns-repeated="1023"/>
        </table:table-row>
        <table:table-row table:style-name="ro2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70:.B83])" office:value-type="float" office:value="205.12">
            <text:p>205.1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8"/>
          <table:table-cell table:style-name="ce3" table:number-columns-repeated="1022"/>
        </table:table-row>
        <table:table-row table:style-name="ro2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Quiescent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Motor driver, Bypass and Pin Leakages</text:p>
          </table:table-cell>
          <table:table-cell table:number-columns-repeated="1020"/>
        </table:table-row>
        <table:table-row table:style-name="ro1">
          <table:table-cell office:value-type="string">
            <text:p>LCD On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LCD Backlight</text:p>
          </table:table-cell>
          <table:table-cell table:style-name="ce4" office:value-type="float" office:value="30">
            <text:p>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No Load</text:p>
          </table:table-cell>
          <table:table-cell table:style-name="ce4" office:value-type="float" office:value="130">
            <text:p>1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Load</text:p>
          </table:table-cell>
          <table:table-cell table:style-name="ce4" office:value-type="float" office:value="500">
            <text:p>5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Stall</text:p>
          </table:table-cell>
          <table:table-cell table:style-name="ce4" office:value-type="float" office:value="1200">
            <text:p>12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0] + [.B38] + [.B53]" office:value-type="float" office:value="112.72">
            <text:p>112.72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0] + [.B38] + [.B59]" office:value-type="float" office:value="1762.72">
            <text:p>1762.72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0] + [.B38] + ([.B66] + [.B84]) / [.B13]" office:value-type="float" office:value="6326.21">
            <text:p>6326.21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8] + [.B38] + ([.B66] + [.B84] + 1000 * ([.B88] + [.B92])) / [.B23]" office:value-type="float" office:value="633901.21">
            <text:p>633901.21</text:p>
          </table:table-cell>
          <table:table-cell/>
          <table:table-cell office:value-type="string">
            <text:p>SMPS Enabled (High Power), PIC VDD Multiplexer, PIC Awake (HFINTOSC and Working Hard), Sensors / Glue, Motor at Loa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2" table:formula="of:=[.A97]" office:value-type="string" office:string-value="Low Power State (Default)">
            <text:p>Low Power State (Default)</text:p>
          </table:table-cell>
          <table:table-cell table:style-name="ce2" table:formula="of:=[.B97]" office:value-type="float" office:value="112.72">
            <text:p>112.72</text:p>
          </table:table-cell>
          <table:table-cell table:style-name="ce2" table:formula="of:=3600 * 24 - SUM([.C105:.C114])" office:value-type="float" office:value="85674.0540540541">
            <text:p>85674.0540540541</text:p>
          </table:table-cell>
          <table:table-cell table:formula="of:=([.B104] / 1000) * ([.C104] / 3600)" office:value-type="float" office:value="2.68254982582583">
            <text:p>2.682549825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98]" office:value-type="float" office:value="1762.72">
            <text:p>1762.72</text:p>
          </table:table-cell>
          <table:table-cell table:formula="of:=0.1 * (24 * 3600 / (8 * 65536 / 32768))" office:value-type="float" office:value="540">
            <text:p>540</text:p>
          </table:table-cell>
          <table:table-cell table:formula="of:=([.B105] / 1000) * ([.C105] / 3600)" office:value-type="float" office:value="0.264408">
            <text:p>0.264408</text:p>
          </table:table-cell>
          <table:table-cell/>
          <table:table-cell table:style-name="ce2" office:value-type="string">
            <text:p>16-bit overflow with pre-scaler of 8; average 100ms awake ti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99]" office:value-type="float" office:value="6326.21">
            <text:p>6326.21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06] / 1000) * ([.C106] / 3600)" office:value-type="float" office:value="0.256467972972973">
            <text:p>0.256467973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0]" office:value-type="float" office:value="633901.21">
            <text:p>633901.21</text:p>
          </table:table-cell>
          <table:table-cell table:formula="of:=2 * 20" office:value-type="float" office:value="40">
            <text:p>40</text:p>
          </table:table-cell>
          <table:table-cell table:formula="of:=([.B107] / 1000) * ([.C107] / 3600)" office:value-type="float" office:value="7.04334677777778">
            <text:p>7.0433467778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/>
          <table:table-cell/>
          <table:table-cell table:formula="of:=([.B108] / 1000) * ([.C108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09] / 1000) * ([.C109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0] / 1000) * ([.C110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1] / 1000) * ([.C111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2] / 1000) * ([.C112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3] / 1000) * ([.C113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4] / 1000) * ([.C114] / 3600)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15] / SUM([.D104:.D114])" office:value-type="float" office:value="351.330135717987">
            <text:p>351.33013571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16] / 365.25" office:value-type="float" office:value="0.96188948861872">
            <text:p>0.9618894886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Temperature Coefficient (%)</text:p>
          </table:table-cell>
          <table:table-cell table:style-name="ce5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Temperature Coefficient (%)</text:p>
          </table:table-cell>
          <table:table-cell table:style-name="ce5" office:value-type="percentage" office:value="0.15">
            <text:p>15.00%</text:p>
          </table:table-cell>
          <table:table-cell table:number-columns-repeated="9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5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148.5">
            <text:p>148.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151.5">
            <text:p>151.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147.83175">
            <text:p>147.8317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152.03025">
            <text:p>152.03025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6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">
            <text:p>32</text:p>
          </table:table-cell>
          <table:table-cell/>
          <table:table-cell table:formula="of:=[.B2] / 1000" office:value-type="float" office:value="0.032">
            <text:p>0.032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4">
            <text:p>34</text:p>
          </table:table-cell>
          <table:table-cell/>
          <table:table-cell table:formula="of:=[.B3] / 1000" office:value-type="float" office:value="0.034">
            <text:p>0.034</text:p>
          </table:table-cell>
          <table:table-cell table:number-columns-repeated="1020"/>
        </table:table-row>
        <table:table-row table:style-name="ro2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2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se Resistor Voltage + (V)</text:p>
          </table:table-cell>
          <table:table-cell table:formula="of:=3.3 * 0.95" office:value-type="float" office:value="3.135">
            <text:p>3.135</text:p>
          </table:table-cell>
          <table:table-cell table:number-columns-repeated="2"/>
          <table:table-cell table:style-name="ce2" office:value-type="string">
            <text:p>SMPS minimum outp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1078">
            <text:p>3.107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ain Error (%)</text:p>
          </table:table-cell>
          <table:table-cell table:style-name="ce5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3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3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6">
            <text:p>0.96</text:p>
          </table:table-cell>
          <table:table-cell table:style-name="ce12" table:formula="of:=1000 * [.D4] * [.D3]" office:value-type="float" office:value="1.02">
            <text:p>1.02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5.04">
            <text:p>95.04</text:p>
          </table:table-cell>
          <table:table-cell table:style-name="ce2" table:formula="of:=[.C15] * [.B13]" office:value-type="float" office:value="103.02">
            <text:p>103.02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5.6">
            <text:p>25.6</text:p>
          </table:table-cell>
          <table:table-cell table:style-name="ce2" table:formula="of:=1000 * [.D5] * [.D3]" office:value-type="float" office:value="27.2">
            <text:p>27.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34.4">
            <text:p>2534.4</text:p>
          </table:table-cell>
          <table:table-cell table:style-name="ce2" table:formula="of:=[.C17] * [.B13]" office:value-type="float" office:value="2747.2">
            <text:p>2747.2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907.8">
            <text:p>2907.8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168">
            <text:p>3.168</text:p>
          </table:table-cell>
          <table:table-cell table:style-name="ce12" table:formula="of:=0.001 * [.D3] * [.B13] * 1000" office:value-type="float" office:value="3.434">
            <text:p>3.434</text:p>
          </table:table-cell>
          <table:table-cell table:number-columns-repeated="1021"/>
        </table:table-row>
      </table:table>
      <table:table table:name="ADC" table:style-name="ta1" table:print="false">
        <table:table-column table:style-name="co7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100">
            <text:p>100</text:p>
          </table:table-cell>
          <table:table-cell/>
          <table:table-cell table:formula="of:=[.B24] / 1000000000" office:value-type="float" office:value="0.0000001">
            <text:p>0.00000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338.627538493394">
            <text:p>338.6275384934</text:p>
          </table:table-cell>
          <table:table-cell table:number-columns-repeated="5"/>
          <table:table-cell office:value-type="float" office:value="338.627538493394">
            <text:p>338.62753849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23.4048290456866">
            <text:p>-23.4048290457</text:p>
          </table:table-cell>
          <table:table-cell table:number-columns-repeated="5"/>
          <table:table-cell office:value-type="float" office:value="-23.4048290456866">
            <text:p>-23.404829045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3.88784535642635">
            <text:p>3.8878453564</text:p>
          </table:table-cell>
          <table:table-cell table:number-columns-repeated="5"/>
          <table:table-cell office:value-type="float" office:value="3.88784535642635">
            <text:p>3.887845356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-25">
            <text:p>-25</text:p>
          </table:table-cell>
          <table:table-cell table:number-columns-repeated="5"/>
          <table:table-cell office:value-type="float" office:value="-25">
            <text:p>-25</text:p>
          </table:table-cell>
          <table:table-cell table:style-name="ce4" office:value-type="string">
            <text:p>28k output impedance of current sensor with 22nF capacitor in parallel (~250Hz -3dB knee)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48.4048290456866">
            <text:p>-48.4048290457</text:p>
          </table:table-cell>
          <table:table-cell table:number-columns-repeated="5"/>
          <table:table-cell office:value-type="float" office:value="-48.4048290456866">
            <text:p>-48.404829045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04066927669213">
            <text:p>8.0406692767</text:p>
          </table:table-cell>
          <table:table-cell table:number-columns-repeated="5"/>
          <table:table-cell office:value-type="float" office:value="8.04066927669213">
            <text:p>8.0406692767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3/07/2016</text:date>, <text:time>19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7-03T19:30:28</dc:date>
    <dc:creator>Pete Restall</dc:creator>
    <meta:editing-duration>P2DT15H57M55S</meta:editing-duration>
    <meta:editing-cycles>317</meta:editing-cycles>
    <meta:generator>OpenOffice.org/3.3$Unix OpenOffice.org_project/330m20$Build-9567</meta:generator>
    <meta:document-statistic meta:table-count="8" meta:cell-count="653" meta:object-count="0"/>
  </office:meta>
</office:document-meta>
</file>